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5ac" officeooo:paragraph-rsid="001bb5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rgendw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0:48:51.644033119</meta:creation-date>
    <dc:date>2024-09-24T10:49:09.591689637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24.2.5.2$Linux_X86_64 LibreOffice_project/420$Build-2</meta:generator>
  </office:meta>
</office:document-meta>
</file>